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nana Chocolate Chip Muffins </text:p>
      <text:p text:style-name="Standard">Yield: 12 muffins</text:p>
      <text:p text:style-name="Standard">Crystal Miller</text:p>
      <text:p text:style-name="Standard"/>
      <text:p text:style-name="Standard"><text:s/></text:p>
      <text:p text:style-name="Standard"/>
      <text:p text:style-name="Standard">½ cup buttermilk or sour milk</text:p>
      <text:p text:style-name="Standard">½ cup mashed banana (1 large banana)</text:p>
      <text:p text:style-name="Standard">½ cup honey</text:p>
      <text:p text:style-name="Standard">1 egg</text:p>
      <text:p text:style-name="Standard">2 c flour (add extra flour if you grind it freshly. Batter should be thick)</text:p>
      <text:p text:style-name="Standard">1 ½ t. baking powder</text:p>
      <text:p text:style-name="Standard">½ t. baking soda</text:p>
      <text:p text:style-name="Standard">½ t. salt</text:p>
      <text:p text:style-name="Standard">½ t. cinnamon</text:p>
      <text:p text:style-name="Standard">½ cup chocolate chips</text:p>
      <text:p text:style-name="Standard"><text:s/></text:p>
      <text:p text:style-name="Standard"/>
      <text:p text:style-name="Standard">In a medium bowl mix together buttermilk, honey, mashed banana, and egg until well mixed. <text:s/>In another bowl mix flour, baking powder, soda, salt, cinnamon until all ingredients are well combined. <text:s/>Mix liquid ingredients with flour mixture. <text:s/>Stir until just mixed. <text:s/>Fold in chocolate chips. <text:s/>Spoon batter into greased muffin tins until almost full. <text:s/>Bake at 350 for 20 to 22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34:34.36</meta:creation-date>
    <meta:document-statistic meta:table-count="0" meta:image-count="0" meta:object-count="0" meta:page-count="1" meta:paragraph-count="16" meta:word-count="123" meta:character-count="678"/>
    <dc:date>2017-05-05T18:35:42.72</dc:date>
    <dc:creator>Crystal Miller</dc:creator>
    <meta:editing-duration>PT1M8S</meta:editing-duration>
    <meta:editing-cycles>1</meta:editing-cycles>
    <meta:generator>OpenOffice/4.1.1$Win32 OpenOffice.org_project/411m6$Build-9775</meta:generator>
  </office:meta>
</office:document-meta>
</file>